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4 Sheet1.B1:Sheet1.B1 Sheet1.B2:Sheet1.B4 Sheet1.C1:Sheet1.C1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NestedMC</text:p>
          </table:table-cell>
          <table:table-cell office:value-type="float" office:value="0" calcext:value-type="float">
            <text:p>0</text:p>
          </table:table-cell>
          <table:table-cell office:value-type="float" office:value="35.0957445152458" calcext:value-type="float">
            <text:p>35.0957445152458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office:value-type="float" office:value="3.83743784476406" calcext:value-type="float">
            <text:p>3.83743784476406</text:p>
          </table:table-cell>
          <table:table-cell office:value-type="float" office:value="32.3835079206831" calcext:value-type="float">
            <text:p>32.3835079206831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440205506496149" calcext:value-type="float">
            <text:p>0.440205506496149</text:p>
          </table:table-cell>
          <table:table-cell office:value-type="float" office:value="1.77523937147573" calcext:value-type="float">
            <text:p>1.77523937147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20:31:15.735912681</meta:creation-date>
    <dc:date>2022-03-14T20:46:04.346142890</dc:date>
    <meta:editing-duration>PT14M50S</meta:editing-duration>
    <meta:editing-cycles>3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Performance of different estimators</text:p>
        </chart:title>
        <chart:legend chart:legend-position="end" svg:x="13.896cm" svg:y="3.952cm" style:legend-expansion="high" chart:style-name="ch3"/>
        <chart:plot-area chart:style-name="ch4" table:cell-range-address="Sheet1.A1:Sheet1.C4" chart:data-source-has-labels="both" svg:x="0.32cm" svg:y="1.275cm" svg:width="13.256cm" svg:height="7.545cm">
          <chartooo:coordinate-region svg:x="0.941cm" svg:y="1.474cm" svg:width="12.635cm" svg:height="6.699cm"/>
          <chart:axis chart:dimension="x" chart:name="primary-x" chart:style-name="ch5" chartooo:axis-type="auto">
            <chartooo:date-scale/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series chart:style-name="ch9" chart:values-cell-range-address="Sheet1.C2:Sheet1.C4" chart:label-cell-address="Sheet1.C1:Sheet1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as</text:p>
                <draw:g>
                  <svg:desc>Sheet1.B1:Sheet1.B1</svg:desc>
                </draw:g>
              </table:table-cell>
              <table:table-cell office:value-type="string">
                <text:p>Varia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stedMC</text:p>
                <draw:g>
                  <svg:desc>Sheet1.A2:Sheet1.A4</svg:desc>
                </draw:g>
              </table:table-cell>
              <table:table-cell office:value-type="float" office:value="0">
                <text:p>0</text:p>
                <draw:g>
                  <svg:desc>Sheet1.B2:Sheet1.B4</svg:desc>
                </draw:g>
              </table:table-cell>
              <table:table-cell office:value-type="float" office:value="35.0957445152458">
                <text:p>35.0957445152458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Regression</text:p>
              </table:table-cell>
              <table:table-cell office:value-type="float" office:value="3.83743784476406">
                <text:p>3.83743784476406</text:p>
              </table:table-cell>
              <table:table-cell office:value-type="float" office:value="32.3835079206831">
                <text:p>32.3835079206831</text:p>
              </table:table-cell>
            </table:table-row>
            <table:table-row>
              <table:table-cell office:value-type="string">
                <text:p>NN</text:p>
              </table:table-cell>
              <table:table-cell office:value-type="float" office:value="0.440205506496149">
                <text:p>0.440205506496149</text:p>
              </table:table-cell>
              <table:table-cell office:value-type="float" office:value="1.77523937147573">
                <text:p>1.7752393714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